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4A10000360F22D96E9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4.4375in" style:rel-column-width="41981*"/>
    </style:style>
    <style:style style:name="Table1.B" style:family="table-column">
      <style:table-column-properties style:column-width="2.4896in" style:rel-column-width="2355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4.4271in" style:rel-column-width="41883*"/>
    </style:style>
    <style:style style:name="Table2.B" style:family="table-column">
      <style:table-column-properties style:column-width="2.5in" style:rel-column-width="2365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2" style:family="table-row">
      <style:table-row-properties style:min-row-height="0.2938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fo:break-before="page" table:align="margins"/>
    </style:style>
    <style:style style:name="Table3.A" style:family="table-column">
      <style:table-column-properties style:column-width="4.4167in" style:rel-column-width="6360*"/>
    </style:style>
    <style:style style:name="Table3.B" style:family="table-column">
      <style:table-column-properties style:column-width="2.5104in" style:rel-column-width="361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Courier New" fo:font-size="10pt" style:font-size-asian="10pt" style:font-size-complex="10pt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Table_20_Contents">
      <style:text-properties style:font-name="Courier New" fo:font-size="10pt" style:font-size-asian="10pt" style:font-size-complex="10pt"/>
    </style:style>
    <style:style style:name="P4" style:family="paragraph" style:parent-style-name="Table_20_Contents">
      <style:text-properties style:font-name="Courier New" fo:font-size="10pt" style:font-size-asian="10pt" style:font-size-complex="10pt"/>
    </style:style>
    <style:style style:name="P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/>
    </style:style>
    <style:style style:name="T5" style:family="text">
      <style:text-properties style:font-name="Courier New" fo:font-size="10pt" style:font-size-asian="10pt" style:font-size-complex="10pt"/>
    </style:style>
    <style:style style:name="T6" style:family="text">
      <style:text-properties fo:font-size="10pt"/>
    </style:style>
    <style:style style:name="T7" style:family="text">
      <style:text-properties style:font-size-asian="10pt"/>
    </style:style>
    <style:style style:name="T8" style:family="text">
      <style:text-properties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3">Sample Output:</text:span></text:p>
      <text:p text:style-name="P5">* targetString “patientSummary” sends output to the patient dashboard tab “Rules”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Rule Name: basicTest</text:p>
          </table:table-cell>
          <table:table-cell table:style-name="Table1.B1" office:value-type="string">
            <text:p text:style-name="Table_20_Contents">Result</text:p>
          </table:table-cell>
        </table:table-row>
        <table:table-row>
          <table:table-cell table:style-name="Table1.A2" office:value-type="string">
            <text:p text:style-name="P1">program</text:p>
            <text:p text:style-name="P1">// BASIC TESTING OF INTRINSICS</text:p>
            <text:p text:style-name="P1">{</text:p>
            <text:p text:style-name="P1"><text:tab/>b <text:tab/>:= true</text:p>
            <text:p text:style-name="P1"><text:tab/>lst <text:tab/>:= {1,2,3,4,5}</text:p>
            <text:p text:style-name="P1"><text:tab/>time <text:tab/>:= currenttime()</text:p>
            <text:p text:style-name="P1"><text:tab/>time2 := addDays(time, 7)</text:p>
            <text:p text:style-name="P1"/>
            <text:p text:style-name="P1"><text:tab/>// Utilizing DSSRead functions</text:p>
            <text:p text:style-name="P1"><text:tab/>wt <text:tab/>:= read(patientId, "WEIGHT (KG)")</text:p>
            <text:p text:style-name="P1"/>
            <text:p text:style-name="P1"><text:tab/>// isLibrary</text:p>
            <text:p text:style-name="P1"><text:tab/>alert("patientSummary", isInt(1234))</text:p>
            <text:p text:style-name="P1"><text:tab/>alert("patientSummary", isString("hello"))</text:p>
            <text:p text:style-name="P1"><text:tab/>alert("patientSummary", isFloat(12.345))</text:p>
            <text:p text:style-name="P1"><text:tab/>alert("patientSummary", isBoolean(b)) </text:p>
            <text:p text:style-name="P1"><text:tab/>alert("patientSummary", isList(lst))</text:p>
            <text:p text:style-name="P1"><text:tab/>alert("patientSummary", isDate(time))</text:p>
            <text:p text:style-name="P1"/>
            <text:p text:style-name="P1"><text:tab/>// DSSListLibrary</text:p>
            <text:p text:style-name="P1"><text:tab/>alert("patientSummary", merge(wt, wt))</text:p>
            <text:p text:style-name="P1"><text:tab/>alert("patientSummary", sortTime(wt))</text:p>
            <text:p text:style-name="P1"><text:tab/>alert("patientSummary", sortData({1,10,4,15}))</text:p>
            <text:p text:style-name="P1"><text:tab/>alert("patientSummary", last(wt))</text:p>
            <text:p text:style-name="P1"><text:tab/>alert("patientSummary", first(wt))</text:p>
            <text:p text:style-name="P1"/>
            <text:p text:style-name="P1"><text:tab/>// DSSDateLibrary</text:p>
            <text:p text:style-name="P1"><text:tab/>alert("patientSummary", addDays(time, 14))</text:p>
            <text:p text:style-name="P1"><text:tab/>alert("patientSummary", addMonths(time, 2))</text:p>
            <text:p text:style-name="P1"><text:tab/>alert("patientSummary", before(time, time2))</text:p>
            <text:p text:style-name="P1"><text:tab/>alert("patientSummary", recentTimeItem(wt))</text:p>
            <text:p text:style-name="P1"><text:tab/>alert("patientSummary", oldestTimeItem(wt))</text:p>
            <text:p text:style-name="P1"><text:tab/>alert("patientSummary", time(recentTimeItem(wt)))</text:p>
            <text:p text:style-name="P1"><text:tab/></text:p>
            <text:p text:style-name="P1"><text:tab/></text:p>
            <text:p text:style-name="P1"><text:tab/>// Misc</text:p>
            <text:p text:style-name="P1"><text:tab/>alert("patientSummary", within(40,20,60))</text:p>
            <text:p text:style-name="P1"><text:tab/>alert("patientSummary", length({10,20,30,40,50}))</text:p>
            <text:p text:style-name="P1"/>
            <text:p text:style-name="P1">}</text:p>
          </table:table-cell>
          <table:table-cell table:style-name="Table1.B2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True<text:line-break/>True<text:line-break/>True<text:line-break/>True<text:line-break/>True<text:line-break/>True<text:line-break/></text:p>
            <text:p text:style-name="P1"/>
            <text:p text:style-name="P1">{60.0, 60.0, 30.0, 30.0}<text:line-break/>{60.0, 30.0}<text:line-break/>{1, 4, 10, 15}<text:line-break/>60.0<text:line-break/>30.0<text:line-break/></text:p>
            <text:p text:style-name="P1"/>
            <text:p text:style-name="P1">Fri May 10 08:31:23 PDT 2013<text:line-break/>Wed Jun 26 08:31:23 PDT 2013<text:line-break/>True<text:line-break/>30.0<text:line-break/>60.0<text:line-break/>2013-03-19 00:00:00.0<text:line-break/></text:p>
            <text:p text:style-name="P1"/>
            <text:p text:style-name="P1"/>
            <text:p text:style-name="P1"/>
            <text:p text:style-name="P1">True<text:line-break/>5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Rule Name: blood pressure</text:p>
          </table:table-cell>
          <table:table-cell table:style-name="Table2.B1" office:value-type="string">
            <text:p text:style-name="Table_20_Contents">Result</text:p>
          </table:table-cell>
        </table:table-row>
        <table:table-row table:style-name="Table2.2">
          <table:table-cell table:style-name="Table2.A2" office:value-type="string">
            <text:p text:style-name="P1">program</text:p>
            <text:p text:style-name="P1"/>
            <text:p text:style-name="P1">function bloodpressure()</text:p>
            <text:p text:style-name="P1">{</text:p>
            <text:p text:style-name="P1"><text:tab/>systolic := last(read(patientId, "SYSTOLIC BLOOD PRESSURE"))</text:p>
            <text:p text:style-name="P1"><text:tab/>diastolic := last(read(patientId, "DIASTOLIC BLOOD PRESSURE"))</text:p>
            <text:p text:style-name="P1"><text:tab/>alert("patientSummary", "Systolic: " + systolic)</text:p>
            <text:p text:style-name="P1"><text:tab/>alert("patientSummary", "Diastolic: " + diastolic)</text:p>
            <text:p text:style-name="P1"><text:tab/>check(systolic, diastolic)</text:p>
            <text:p text:style-name="P1">}</text:p>
            <text:p text:style-name="P1"/>
            <text:p text:style-name="P1">function check(sys, dias)</text:p>
            <text:p text:style-name="P1">{</text:p>
            <text:p text:style-name="P1"><text:tab/>if ((sys &lt; 120) | (dias &lt; 80)) then</text:p>
            <text:p text:style-name="P1"><text:tab/>{ <text:tab/></text:p>
            <text:p text:style-name="P1"><text:s text:c="12"/>alert("patientSummary", </text:p>
            <text:p text:style-name="P1"><text:s text:c="15"/>"Normal Blood Pressure")<text:tab/></text:p>
            <text:p text:style-name="P1"><text:s text:c="6"/>}</text:p>
            <text:p text:style-name="P1"><text:tab/>elsif (within(sys, 120, 139) | </text:p>
            <text:p text:style-name="P1"><text:s text:c="14"/>within(dias, <text:s text:c="3"/>80,89)) then</text:p>
            <text:p text:style-name="P1"><text:tab/>{<text:tab/></text:p>
            <text:p text:style-name="P1"><text:s text:c="12"/>alert("patientSummary",</text:p>
            <text:p text:style-name="P1"><text:s text:c="15"/>"Prehypertension")<text:tab/></text:p>
            <text:p text:style-name="P1"><text:s text:c="6"/>}</text:p>
            <text:p text:style-name="P1"><text:tab/>elsif (within(sys, 140,159) | </text:p>
            <text:p text:style-name="P1"><text:s text:c="14"/>within(dias, 90, 99)) then</text:p>
            <text:p text:style-name="P1"><text:tab/>{<text:tab/></text:p>
            <text:p text:style-name="P1"><text:s text:c="12"/>alert("patientSummary", </text:p>
            <text:p text:style-name="P1"><text:s text:c="15"/>"Stage 1 Hypertension.") </text:p>
            <text:p text:style-name="P1"><text:s text:c="6"/>}</text:p>
            <text:p text:style-name="P1"><text:tab/>else</text:p>
            <text:p text:style-name="P1"><text:tab/>{<text:tab/></text:p>
            <text:p text:style-name="P1"><text:s text:c="12"/>alert("patientSummary", </text:p>
            <text:p text:style-name="P1"><text:s text:c="15"/>"Stage 2 Hypertension.") </text:p>
            <text:p text:style-name="P1"><text:s text:c="6"/>}</text:p>
            <text:p text:style-name="P1">}</text:p>
            <text:p text:style-name="P1"/>
            <text:p text:style-name="P1">{</text:p>
            <text:p text:style-name="P1"><text:tab/>bloodpressure()</text:p>
            <text:p text:style-name="P1">}</text:p>
          </table:table-cell>
          <table:table-cell table:style-name="Table2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"/>
            <text:p text:style-name="P1">Systolic: 100.0<text:line-break/></text:p>
            <text:p text:style-name="P1">Diastolic: 70.0<text:line-break/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Normal Blood Pressure 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Rule Name: random</text:p>
          </table:table-cell>
          <table:table-cell table:style-name="Table3.B1" office:value-type="string">
            <text:p text:style-name="Table_20_Contents">Result</text:p>
          </table:table-cell>
        </table:table-row>
        <table:table-row>
          <table:table-cell table:style-name="Table3.A2" office:value-type="string">
            <text:p text:style-name="Table_20_Contents"><text:span text:style-name="T5">program</text:span></text:p>
            <text:p text:style-name="Table_20_Contents"><text:span text:style-name="T5">{</text:span></text:p>
            <text:p text:style-name="Table_20_Contents"><text:span text:style-name="T5"><text:tab/>count := 0</text:span></text:p>
            <text:p text:style-name="Table_20_Contents"><text:span text:style-name="T5"><text:tab/>date <text:s/>:= currenttime()</text:span></text:p>
            <text:p text:style-name="Table_20_Contents"><text:span text:style-name="T5"><text:tab/>month := currenttime()</text:span></text:p>
            <text:p text:style-name="Table_20_Contents"><text:span text:style-name="T5"><text:tab/></text:span></text:p>
            <text:p text:style-name="Table_20_Contents"><text:span text:style-name="T5"><text:tab/>while(count &lt; 12)</text:span></text:p>
            <text:p text:style-name="Table_20_Contents"><text:span text:style-name="T5"><text:tab/>{</text:span></text:p>
            <text:p text:style-name="Table_20_Contents"><text:span text:style-name="T5"><text:tab/><text:tab/>if (count == 10) then</text:span></text:p>
            <text:p text:style-name="Table_20_Contents"><text:span text:style-name="T5"><text:tab/><text:tab/>{ <text:s/></text:span></text:p>
            <text:p text:style-name="Table_20_Contents"><text:span text:style-name="T5"><text:tab/><text:tab/> <text:s text:c="3"/>alert("patientSummary",</text:span></text:p>
            <text:p text:style-name="Table_20_Contents"><text:span text:style-name="T5"><text:s text:c="19"/>addMonths(date, count))<text:tab/></text:span></text:p>
            <text:p text:style-name="Table_20_Contents"><text:span text:style-name="T5"><text:tab/><text:tab/>}</text:span></text:p>
            <text:p text:style-name="Table_20_Contents"><text:span text:style-name="T5"><text:tab/><text:tab/>count := count + 10</text:span></text:p>
            <text:p text:style-name="Table_20_Contents"><text:span text:style-name="T5"><text:tab/>}</text:span></text:p>
            <text:p text:style-name="Table_20_Contents"><text:span text:style-name="T5"/></text:p>
            <text:p text:style-name="Table_20_Contents"><text:span text:style-name="T5"><text:tab/>list := read(patientId, "TEMPERATURE (C)")</text:span></text:p>
            <text:p text:style-name="Table_20_Contents"><text:span text:style-name="T5"><text:tab/>wt := readLatestEncounter(patientId, "WEIGHT (KG)")</text:span></text:p>
            <text:p text:style-name="Table_20_Contents"><text:span text:style-name="T5"><text:tab/></text:span></text:p>
            <text:p text:style-name="Table_20_Contents"><text:span text:style-name="T5"><text:tab/>if (before(oldestTimeItem(list),</text:span></text:p>
            <text:p text:style-name="Table_20_Contents"><text:span text:style-name="T5"><text:s text:c="13"/>recentTimeItem(list)))then</text:span></text:p>
            <text:p text:style-name="Table_20_Contents"><text:span text:style-name="T5"><text:tab/>{</text:span></text:p>
            <text:p text:style-name="Table_20_Contents"><text:span text:style-name="T5"><text:tab/><text:tab/>alert("patientSummary", </text:span></text:p>
            <text:p text:style-name="Table_20_Contents"><text:span text:style-name="T5"><text:s text:c="15"/>"Number of observation of temperature </text:span></text:p>
            <text:p text:style-name="Table_20_Contents"><text:span text:style-name="T5"><text:s text:c="15"/>on record = " + length(list))<text:tab/></text:span></text:p>
            <text:p text:style-name="Table_20_Contents"><text:span text:style-name="T5"><text:tab/>}</text:span></text:p>
            <text:p text:style-name="Table_20_Contents"><text:span text:style-name="T5"><text:tab/></text:span></text:p>
            <text:p text:style-name="Table_20_Contents"><text:span text:style-name="T5"><text:tab/></text:span></text:p>
            <text:p text:style-name="Table_20_Contents"><text:span text:style-name="T5"><text:tab/>if (isList(wt)) then</text:span></text:p>
            <text:p text:style-name="Table_20_Contents"><text:span text:style-name="T5"><text:tab/>{ alert("patientSummary", merge(list, wt)) }</text:span></text:p>
            <text:p text:style-name="Table_20_Contents"><text:span text:style-name="T5"><text:tab/></text:span></text:p>
            <text:p text:style-name="Table_20_Contents"><text:span text:style-name="T5"><text:tab/></text:span></text:p>
            <text:p text:style-name="Table_20_Contents"><text:span text:style-name="T5">}</text:span></text:p>
          </table:table-cell>
          <table:table-cell table:style-name="Table3.B2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Wed Feb 26 18:42:30 PST 2014<text:line-break/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Number of observation of temperature on record = 2<text:line-break/></text:p>
            <text:p text:style-name="P1"/>
            <text:p text:style-name="P1"/>
            <text:p text:style-name="P1"/>
            <text:p text:style-name="P1">{37.0, 40.0, 30.0} </text:p>
          </table:table-cell>
        </table:table-row>
      </table:table>
      <text:p text:style-name="Standard"/>
      <text:p text:style-name="P2">Screenshots:</text:p>
      <text:p text:style-name="Standard"/>
      <text:p text:style-name="Standard"><draw:frame draw:style-name="fr1" draw:name="graphics1" text:anchor-type="paragraph" svg:width="6.9165in" svg:height="5.4484in" draw:z-index="0"><draw:image xlink:href="Pictures/20000007000044A10000360F22D96E9A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26T08:23:34.71</meta:creation-date>
    <dc:date>2013-04-26T18:48:28.72</dc:date>
    <meta:editing-duration>PT05H40M02S</meta:editing-duration>
    <meta:editing-cycles>11</meta:editing-cycles>
    <meta:generator>OpenOffice.org/3.2$Win32 OpenOffice.org_project/320m18$Build-9502</meta:generator>
    <meta:document-statistic meta:table-count="3" meta:image-count="1" meta:object-count="0" meta:page-count="4" meta:paragraph-count="123" meta:word-count="323" meta:character-count="3005"/>
  </office:meta>
</office:document-meta>
</file>